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1000001156D3304B3E873A338.png" manifest:media-type="image/png"/>
  <manifest:file-entry manifest:full-path="Pictures/10000201000001870000011525827A1D9F515CC7.png" manifest:media-type="image/png"/>
  <manifest:file-entry manifest:full-path="Pictures/100002010000019100000115CC16CED4AD62F172.png" manifest:media-type="image/png"/>
  <manifest:file-entry manifest:full-path="Pictures/100002010000019100000115F0D063524FD59360.png" manifest:media-type="image/png"/>
  <manifest:file-entry manifest:full-path="Pictures/10000201000001910000011526A58BF52B7CA44A.png" manifest:media-type="image/png"/>
  <manifest:file-entry manifest:full-path="Pictures/1000020100000191000001157AEFD3CD5D40C7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772cm" svg:height="6.729cm" svg:x="3.048cm" svg:y="0.637cm">
          <draw:image xlink:href="Pictures/100002010000019100000115F0D063524FD59360.png" xlink:type="simple" xlink:show="embed" xlink:actuate="onLoad">
            <text:p/>
          </draw:image>
        </draw:frame>
        <draw:frame draw:style-name="gr1" draw:text-style-name="P1" draw:layer="layout" svg:width="9.772cm" svg:height="6.729cm" svg:x="14.104cm" svg:y="0.508cm">
          <draw:image xlink:href="Pictures/10000201000001910000011526A58BF52B7CA44A.png" xlink:type="simple" xlink:show="embed" xlink:actuate="onLoad">
            <text:p/>
          </draw:image>
        </draw:frame>
        <draw:frame draw:style-name="gr1" draw:text-style-name="P1" draw:layer="layout" svg:width="9.772cm" svg:height="6.729cm" svg:x="3.087cm" svg:y="7.059cm">
          <draw:image xlink:href="Pictures/100002010000019100000115CC16CED4AD62F172.png" xlink:type="simple" xlink:show="embed" xlink:actuate="onLoad">
            <text:p/>
          </draw:image>
        </draw:frame>
        <draw:frame draw:style-name="gr1" draw:text-style-name="P1" draw:layer="layout" svg:width="9.772cm" svg:height="6.729cm" svg:x="14.358cm" svg:y="7.241cm">
          <draw:image xlink:href="Pictures/1000020100000191000001157AEFD3CD5D40C759.png" xlink:type="simple" xlink:show="embed" xlink:actuate="onLoad">
            <text:p/>
          </draw:image>
        </draw:frame>
        <draw:frame draw:style-name="gr1" draw:text-style-name="P1" draw:layer="layout" svg:width="9.528cm" svg:height="6.729cm" svg:x="3.426cm" svg:y="13.716cm">
          <draw:image xlink:href="Pictures/10000201000001870000011525827A1D9F515CC7.png" xlink:type="simple" xlink:show="embed" xlink:actuate="onLoad">
            <text:p/>
          </draw:image>
        </draw:frame>
        <draw:frame draw:style-name="gr1" draw:text-style-name="P1" draw:layer="layout" svg:width="9.772cm" svg:height="6.729cm" svg:x="14.358cm" svg:y="13.716cm">
          <draw:image xlink:href="Pictures/1000020100000191000001156D3304B3E873A3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2:24:46.060780277</meta:creation-date>
    <dc:date>2019-09-13T12:33:17.204127188</dc:date>
    <meta:editing-duration>PT8M33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